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Test Cases/Test Records <text:s text:c="2"/>Review and <text:s/>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Test Cases/Test Records <text:s text:c="2"/>Document</text:p>
          </table:table-cell>
          <table:table-cell table:style-name="Table2.A2" office:value-type="string">
            <text:p text:style-name="Table_20_Contents">Shahid</text:p>
          </table:table-cell>
          <table:table-cell table:style-name="Table2.A2" office:value-type="string">
            <text:p text:style-name="Table_20_Contents">Sudhakar U</text:p>
          </table:table-cell>
          <table:table-cell table:style-name="Table2.A2" office:value-type="string">
            <text:p text:style-name="Table_20_Contents">26/10/2013</text:p>
          </table:table-cell>
          <table:table-cell table:style-name="Table2.E2" office:value-type="string">
            <text:p text:style-name="Table_20_Contents">TR_VB_TestRecords_v1.0 <text:s text:c="2"/>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8T15:19:50</dc:date>
    <dc:creator>jaipal </dc:creator>
    <meta:editing-duration>PT57M26S</meta:editing-duration>
    <meta:editing-cycles>67</meta:editing-cycles>
    <meta:document-statistic meta:table-count="1" meta:image-count="1" meta:object-count="0" meta:page-count="1" meta:paragraph-count="13" meta:word-count="35" meta:character-count="285" meta:non-whitespace-character-count="243"/>
  </office:meta>
</office:document-meta>
</file>